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2/styles.xml" manifest:media-type="text/xml"/>
  <manifest:file-entry manifest:full-path="Object 12/meta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9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Default"/>
        <table:table-column table:style-name="co2" table:number-columns-repeated="12" table:default-cell-style-name="Default"/>
        <table:table-row table:style-name="ro1">
          <table:table-cell table:number-columns-repeated="13"/>
        </table:table-row>
        <table:table-row table:style-name="ro1">
          <table:table-cell table:number-columns-repeated="5"/>
          <table:table-cell office:value-type="string" calcext:value-type="string">
            <text:p>LDMLT</text:p>
          </table:table-cell>
          <table:table-cell/>
          <table:table-cell office:value-type="string" calcext:value-type="string">
            <text:p>DE</text:p>
          </table:table-cell>
          <table:table-cell/>
          <table:table-cell office:value-type="string" calcext:value-type="string">
            <text:p>DTW+KNN</text:p>
          </table:table-cell>
          <table:table-cell/>
          <table:table-cell office:value-type="string" calcext:value-type="string">
            <text:p>LSTM/BILSTM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triplets facto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 ste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lr</text:p>
          </table:table-cell>
          <table:table-cell office:value-type="float" office:value="0.0005" calcext:value-type="float">
            <text:p>0,0005</text:p>
          </table:table-cell>
        </table:table-row>
        <table:table-row table:style-name="ro1">
          <table:table-cell office:value-type="string" calcext:value-type="string">
            <text:p>MSRA I</text:p>
          </table:table-cell>
          <table:table-cell table:number-columns-repeated="2"/>
          <table:table-cell office:value-type="string" calcext:value-type="string">
            <text:p>(single obs.)</text:p>
          </table:table-cell>
          <table:table-cell/>
          <table:table-cell office:value-type="string" calcext:value-type="string">
            <text:p>alpha facto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 dim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olver</text:p>
          </table:table-cell>
          <table:table-cell office:value-type="string" calcext:value-type="string">
            <text:p>Adam</text:p>
          </table:table-cell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train time [s]</text:p>
          </table:table-cell>
          <table:table-cell office:value-type="string" calcext:value-type="string">
            <text:p>test time [s]</text:p>
          </table:table-cell>
          <table:table-cell/>
          <table:table-cell office:value-type="string" calcext:value-type="string">
            <text:p>cycle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E slid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n_epochs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LDMLT PY++</text:p>
          </table:table-cell>
          <table:table-cell office:value-type="float" office:value="0.8962" calcext:value-type="float">
            <text:p>0,8962</text:p>
          </table:table-cell>
          <table:table-cell office:value-type="float" office:value="123.082" calcext:value-type="float">
            <text:p>123,082</text:p>
          </table:table-cell>
          <table:table-cell office:value-type="float" office:value="0.161" calcext:value-type="float">
            <text:p>0,161</text:p>
          </table:table-cell>
          <table:table-cell/>
          <table:table-cell office:value-type="string" calcext:value-type="string">
            <text:p>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ridSize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office:value-type="string" calcext:value-type="string">
            <text:p>loss</text:p>
          </table:table-cell>
          <table:table-cell office:value-type="string" calcext:value-type="string">
            <text:p>MSE</text:p>
          </table:table-cell>
        </table:table-row>
        <table:table-row table:style-name="ro1">
          <table:table-cell office:value-type="string" calcext:value-type="string">
            <text:p>LDMLT PY</text:p>
          </table:table-cell>
          <table:table-cell office:value-type="float" office:value="0.7642" calcext:value-type="float">
            <text:p>0,7642</text:p>
          </table:table-cell>
          <table:table-cell office:value-type="float" office:value="173.81" calcext:value-type="float">
            <text:p>173,81</text:p>
          </table:table-cell>
          <table:table-cell office:value-type="float" office:value="0.221" calcext:value-type="float">
            <text:p>0,221</text:p>
          </table:table-cell>
          <table:table-cell table:number-columns-repeated="3"/>
          <table:table-cell office:value-type="string" calcext:value-type="string">
            <text:p>alpha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gradient_thrsh</text:p>
          </table:table-cell>
          <table:table-cell office:value-type="string" calcext:value-type="string">
            <text:p>1/32</text:p>
          </table:table-cell>
        </table:table-row>
        <table:table-row table:style-name="ro1">
          <table:table-cell office:value-type="string" calcext:value-type="string">
            <text:p>LDMLT M</text:p>
          </table:table-cell>
          <table:table-cell office:value-type="float" office:value="0.7736" calcext:value-type="float">
            <text:p>0,7736</text:p>
          </table:table-cell>
          <table:table-cell office:value-type="float" office:value="18.55" calcext:value-type="float">
            <text:p>18,55</text:p>
          </table:table-cell>
          <table:table-cell office:value-type="float" office:value="0.024" calcext:value-type="float">
            <text:p>0,024</text:p>
          </table:table-cell>
          <table:table-cell table:number-columns-repeated="3"/>
          <table:table-cell office:value-type="string" calcext:value-type="string">
            <text:p>beta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hidden_size</text:p>
          </table:table-cell>
          <table:table-cell office:value-type="string" calcext:value-type="string">
            <text:p>3*n_train</text:p>
          </table:table-cell>
        </table:table-row>
        <table:table-row table:style-name="ro1">
          <table:table-cell office:value-type="string" calcext:value-type="string">
            <text:p>DE PY</text:p>
          </table:table-cell>
          <table:table-cell office:value-type="float" office:value="0.9245" calcext:value-type="float">
            <text:p>0,9245</text:p>
          </table:table-cell>
          <table:table-cell office:value-type="float" office:value="0.343" calcext:value-type="float">
            <text:p>0,343</text:p>
          </table:table-cell>
          <table:table-cell office:value-type="float" office:value="0.01" calcext:value-type="float">
            <text:p>0,01</text:p>
          </table:table-cell>
          <table:table-cell table:number-columns-repeated="3"/>
          <table:table-cell office:value-type="string" calcext:value-type="string">
            <text:p>filter_param</text:p>
          </table:table-cell>
          <table:table-cell office:value-type="float" office:value="0.5" calcext:value-type="float">
            <text:p>0,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 M</text:p>
          </table:table-cell>
          <table:table-cell office:value-type="float" office:value="0.9245" calcext:value-type="float">
            <text:p>0,9245</text:p>
          </table:table-cell>
          <table:table-cell office:value-type="float" office:value="0.072" calcext:value-type="float">
            <text:p>0,072</text:p>
          </table:table-cell>
          <table:table-cell office:value-type="float" office:value="0.007" calcext:value-type="float">
            <text:p>0,0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TW+KNN</text:p>
          </table:table-cell>
          <table:table-cell office:value-type="float" office:value="0.8019" calcext:value-type="float">
            <text:p>0,8019</text:p>
          </table:table-cell>
          <table:table-cell office:value-type="float" office:value="0" calcext:value-type="float">
            <text:p>0</text:p>
          </table:table-cell>
          <table:table-cell office:value-type="float" office:value="0.349" calcext:value-type="float">
            <text:p>0,3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STM</text:p>
          </table:table-cell>
          <table:table-cell office:value-type="float" office:value="0.8585" calcext:value-type="float">
            <text:p>0,8585</text:p>
          </table:table-cell>
          <table:table-cell office:value-type="float" office:value="36.296" calcext:value-type="float">
            <text:p>36,296</text:p>
          </table:table-cell>
          <table:table-cell office:value-type="float" office:value="0.0007" calcext:value-type="float">
            <text:p>0,00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LSTM</text:p>
          </table:table-cell>
          <table:table-cell office:value-type="float" office:value="0.8208" calcext:value-type="float">
            <text:p>0,8208</text:p>
          </table:table-cell>
          <table:table-cell office:value-type="float" office:value="106.283" calcext:value-type="float">
            <text:p>106,283</text:p>
          </table:table-cell>
          <table:table-cell office:value-type="float" office:value="0.001" calcext:value-type="float">
            <text:p>0,001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FLORENCE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train time [s]</text:p>
          </table:table-cell>
          <table:table-cell office:value-type="string" calcext:value-type="string">
            <text:p>test time [s]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DMLT PY++</text:p>
          </table:table-cell>
          <table:table-cell office:value-type="float" office:value="0.783" calcext:value-type="float">
            <text:p>0,783</text:p>
          </table:table-cell>
          <table:table-cell office:value-type="float" office:value="38.693" calcext:value-type="float">
            <text:p>38,693</text:p>
          </table:table-cell>
          <table:table-cell office:value-type="float" office:value="0.035" calcext:value-type="float">
            <text:p>0,0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DMLT PY</text:p>
          </table:table-cell>
          <table:table-cell office:value-type="float" office:value="0.6792" calcext:value-type="float">
            <text:p>0,6792</text:p>
          </table:table-cell>
          <table:table-cell office:value-type="float" office:value="58.742" calcext:value-type="float">
            <text:p>58,742</text:p>
          </table:table-cell>
          <table:table-cell office:value-type="float" office:value="0.064" calcext:value-type="float">
            <text:p>0,0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DMLT M</text:p>
          </table:table-cell>
          <table:table-cell office:value-type="float" office:value="0.7075" calcext:value-type="float">
            <text:p>0,7075</text:p>
          </table:table-cell>
          <table:table-cell office:value-type="float" office:value="10.497" calcext:value-type="float">
            <text:p>10,497</text:p>
          </table:table-cell>
          <table:table-cell office:value-type="float" office:value="0.014" calcext:value-type="float">
            <text:p>0,0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E PY</text:p>
          </table:table-cell>
          <table:table-cell office:value-type="float" office:value="0.7264" calcext:value-type="float">
            <text:p>0,7264</text:p>
          </table:table-cell>
          <table:table-cell office:value-type="float" office:value="0.157" calcext:value-type="float">
            <text:p>0,157</text:p>
          </table:table-cell>
          <table:table-cell office:value-type="float" office:value="0.003" calcext:value-type="float">
            <text:p>0,0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E M</text:p>
          </table:table-cell>
          <table:table-cell office:value-type="float" office:value="0.7547" calcext:value-type="float">
            <text:p>0,7547</text:p>
          </table:table-cell>
          <table:table-cell office:value-type="float" office:value="0.004" calcext:value-type="float">
            <text:p>0,004</text:p>
          </table:table-cell>
          <table:table-cell office:value-type="float" office:value="0.002" calcext:value-type="float">
            <text:p>0,0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TW+KNN</text:p>
          </table:table-cell>
          <table:table-cell office:value-type="float" office:value="0.6509" calcext:value-type="float">
            <text:p>0,6509</text:p>
          </table:table-cell>
          <table:table-cell office:value-type="float" office:value="0" calcext:value-type="float">
            <text:p>0</text:p>
          </table:table-cell>
          <table:table-cell office:value-type="float" office:value="0.124" calcext:value-type="float">
            <text:p>0,1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STM</text:p>
          </table:table-cell>
          <table:table-cell office:value-type="float" office:value="0.7547" calcext:value-type="float">
            <text:p>0,7547</text:p>
          </table:table-cell>
          <table:table-cell office:value-type="float" office:value="40.754" calcext:value-type="float">
            <text:p>40,754</text:p>
          </table:table-cell>
          <table:table-cell office:value-type="float" office:value="0.0004" calcext:value-type="float">
            <text:p>0,00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LSTM</text:p>
          </table:table-cell>
          <table:table-cell office:value-type="float" office:value="0.7547" calcext:value-type="float">
            <text:p>0,7547</text:p>
          </table:table-cell>
          <table:table-cell office:value-type="float" office:value="71.025" calcext:value-type="float">
            <text:p>71,025</text:p>
          </table:table-cell>
          <table:table-cell office:value-type="float" office:value="0.0007" calcext:value-type="float">
            <text:p>0,0007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KARD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train time [s]</text:p>
          </table:table-cell>
          <table:table-cell office:value-type="string" calcext:value-type="string">
            <text:p>test time [s]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DMLT PY++</text:p>
          </table:table-cell>
          <table:table-cell office:value-type="float" office:value="0.9815" calcext:value-type="float">
            <text:p>0,9815</text:p>
          </table:table-cell>
          <table:table-cell office:value-type="float" office:value="4278.322" calcext:value-type="float">
            <text:p>4278,322</text:p>
          </table:table-cell>
          <table:table-cell office:value-type="float" office:value="3.548" calcext:value-type="float">
            <text:p>3,5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DMLT PY</text:p>
          </table:table-cell>
          <table:table-cell office:value-type="float" office:value="0.9444" calcext:value-type="float">
            <text:p>0,9444</text:p>
          </table:table-cell>
          <table:table-cell office:value-type="float" office:value="5990.215" calcext:value-type="float">
            <text:p>5990,215</text:p>
          </table:table-cell>
          <table:table-cell office:value-type="float" office:value="3.906" calcext:value-type="float">
            <text:p>3,9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DMLT M</text:p>
          </table:table-cell>
          <table:table-cell office:value-type="float" office:value="0.9481" calcext:value-type="float">
            <text:p>0,9481</text:p>
          </table:table-cell>
          <table:table-cell office:value-type="float" office:value="121.134" calcext:value-type="float">
            <text:p>121,134</text:p>
          </table:table-cell>
          <table:table-cell office:value-type="float" office:value="0.127" calcext:value-type="float">
            <text:p>0,1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E PY</text:p>
          </table:table-cell>
          <table:table-cell office:value-type="float" office:value="0.9" calcext:value-type="float">
            <text:p>0,9</text:p>
          </table:table-cell>
          <table:table-cell office:value-type="float" office:value="2.082" calcext:value-type="float">
            <text:p>2,082</text:p>
          </table:table-cell>
          <table:table-cell office:value-type="float" office:value="0.162" calcext:value-type="float">
            <text:p>0,1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E M</text:p>
          </table:table-cell>
          <table:table-cell office:value-type="float" office:value="0.8926" calcext:value-type="float">
            <text:p>0,8926</text:p>
          </table:table-cell>
          <table:table-cell office:value-type="float" office:value="0.38" calcext:value-type="float">
            <text:p>0,38</text:p>
          </table:table-cell>
          <table:table-cell office:value-type="float" office:value="0.057" calcext:value-type="float">
            <text:p>0,0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TW+KNN</text:p>
          </table:table-cell>
          <table:table-cell office:value-type="float" office:value="0.9111" calcext:value-type="float">
            <text:p>0,9111</text:p>
          </table:table-cell>
          <table:table-cell office:value-type="float" office:value="0" calcext:value-type="float">
            <text:p>0</text:p>
          </table:table-cell>
          <table:table-cell office:value-type="float" office:value="2.639" calcext:value-type="float">
            <text:p>2,6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STM</text:p>
          </table:table-cell>
          <table:table-cell office:value-type="float" office:value="0.7222" calcext:value-type="float">
            <text:p>0,7222</text:p>
          </table:table-cell>
          <table:table-cell office:value-type="float" office:value="816.887" calcext:value-type="float">
            <text:p>816,887</text:p>
          </table:table-cell>
          <table:table-cell office:value-type="float" office:value="0.006" calcext:value-type="float">
            <text:p>0,0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LSTM</text:p>
          </table:table-cell>
          <table:table-cell office:value-type="float" office:value="0.5259" calcext:value-type="float">
            <text:p>0,5259</text:p>
          </table:table-cell>
          <table:table-cell office:value-type="float" office:value="1585.382" calcext:value-type="float">
            <text:p>1585,382</text:p>
          </table:table-cell>
          <table:table-cell office:value-type="float" office:value="0.011" calcext:value-type="float">
            <text:p>0,011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MSRA II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train time [s]</text:p>
          </table:table-cell>
          <table:table-cell office:value-type="string" calcext:value-type="string">
            <text:p>test time [s]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DMLT PY++</text:p>
          </table:table-cell>
          <table:table-cell office:value-type="float" office:value="0.8319" calcext:value-type="float">
            <text:p>0,8319</text:p>
          </table:table-cell>
          <table:table-cell office:value-type="float" office:value="129.371" calcext:value-type="float">
            <text:p>129,371</text:p>
          </table:table-cell>
          <table:table-cell office:value-type="float" office:value="0.158" calcext:value-type="float">
            <text:p>0,1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DMLT PY</text:p>
          </table:table-cell>
          <table:table-cell office:value-type="float" office:value="0.6903" calcext:value-type="float">
            <text:p>0,6903</text:p>
          </table:table-cell>
          <table:table-cell office:value-type="float" office:value="187.627" calcext:value-type="float">
            <text:p>187,627</text:p>
          </table:table-cell>
          <table:table-cell office:value-type="float" office:value="0.208" calcext:value-type="float">
            <text:p>0,2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DMLT M</text:p>
          </table:table-cell>
          <table:table-cell office:value-type="float" office:value="0.6814" calcext:value-type="float">
            <text:p>0,6814</text:p>
          </table:table-cell>
          <table:table-cell office:value-type="float" office:value="17.682" calcext:value-type="float">
            <text:p>17,682</text:p>
          </table:table-cell>
          <table:table-cell office:value-type="float" office:value="0.023" calcext:value-type="float">
            <text:p>0,0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E PY</text:p>
          </table:table-cell>
          <table:table-cell office:value-type="float" office:value="0.823" calcext:value-type="float">
            <text:p>0,823</text:p>
          </table:table-cell>
          <table:table-cell office:value-type="float" office:value="0.33" calcext:value-type="float">
            <text:p>0,33</text:p>
          </table:table-cell>
          <table:table-cell office:value-type="float" office:value="0.01" calcext:value-type="float">
            <text:p>0,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E M</text:p>
          </table:table-cell>
          <table:table-cell office:value-type="float" office:value="0.8142" calcext:value-type="float">
            <text:p>0,8142</text:p>
          </table:table-cell>
          <table:table-cell office:value-type="float" office:value="0.068" calcext:value-type="float">
            <text:p>0,068</text:p>
          </table:table-cell>
          <table:table-cell office:value-type="float" office:value="0.008" calcext:value-type="float">
            <text:p>0,0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TW+KNN</text:p>
          </table:table-cell>
          <table:table-cell office:value-type="float" office:value="0.6903" calcext:value-type="float">
            <text:p>0,6903</text:p>
          </table:table-cell>
          <table:table-cell office:value-type="float" office:value="0" calcext:value-type="float">
            <text:p>0</text:p>
          </table:table-cell>
          <table:table-cell office:value-type="float" office:value="0.335" calcext:value-type="float">
            <text:p>0,3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STM</text:p>
          </table:table-cell>
          <table:table-cell office:value-type="float" office:value="0.6814" calcext:value-type="float">
            <text:p>0,6814</text:p>
          </table:table-cell>
          <table:table-cell office:value-type="float" office:value="55.479" calcext:value-type="float">
            <text:p>55,479</text:p>
          </table:table-cell>
          <table:table-cell office:value-type="float" office:value="0.0006" calcext:value-type="float">
            <text:p>0,00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LSTM</text:p>
          </table:table-cell>
          <table:table-cell office:value-type="float" office:value="0.7611" calcext:value-type="float">
            <text:p>0,7611</text:p>
          </table:table-cell>
          <table:table-cell office:value-type="float" office:value="100.662" calcext:value-type="float">
            <text:p>100,662</text:p>
          </table:table-cell>
          <table:table-cell office:value-type="float" office:value="0.001" calcext:value-type="float">
            <text:p>0,001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MSRA III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train time [s]</text:p>
          </table:table-cell>
          <table:table-cell office:value-type="string" calcext:value-type="string">
            <text:p>test time [s]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DMLT PY++</text:p>
          </table:table-cell>
          <table:table-cell office:value-type="float" office:value="0.9018" calcext:value-type="float">
            <text:p>0,9018</text:p>
          </table:table-cell>
          <table:table-cell office:value-type="float" office:value="123.109" calcext:value-type="float">
            <text:p>123,109</text:p>
          </table:table-cell>
          <table:table-cell office:value-type="float" office:value="0.173" calcext:value-type="float">
            <text:p>0,1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DMLT PY</text:p>
          </table:table-cell>
          <table:table-cell office:value-type="float" office:value="0.8393" calcext:value-type="float">
            <text:p>0,8393</text:p>
          </table:table-cell>
          <table:table-cell office:value-type="float" office:value="175.602" calcext:value-type="float">
            <text:p>175,602</text:p>
          </table:table-cell>
          <table:table-cell office:value-type="float" office:value="0.222" calcext:value-type="float">
            <text:p>0,2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DMLT M</text:p>
          </table:table-cell>
          <table:table-cell office:value-type="float" office:value="0.8571" calcext:value-type="float">
            <text:p>0,8571</text:p>
          </table:table-cell>
          <table:table-cell office:value-type="float" office:value="16.273" calcext:value-type="float">
            <text:p>16,273</text:p>
          </table:table-cell>
          <table:table-cell office:value-type="float" office:value="0.023" calcext:value-type="float">
            <text:p>0,0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E PY</text:p>
          </table:table-cell>
          <table:table-cell office:value-type="float" office:value="0.9107" calcext:value-type="float">
            <text:p>0,9107</text:p>
          </table:table-cell>
          <table:table-cell office:value-type="float" office:value="0.34" calcext:value-type="float">
            <text:p>0,34</text:p>
          </table:table-cell>
          <table:table-cell office:value-type="float" office:value="0.011" calcext:value-type="float">
            <text:p>0,0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E M</text:p>
          </table:table-cell>
          <table:table-cell office:value-type="float" office:value="0.9107" calcext:value-type="float">
            <text:p>0,9107</text:p>
          </table:table-cell>
          <table:table-cell office:value-type="float" office:value="0.065" calcext:value-type="float">
            <text:p>0,065</text:p>
          </table:table-cell>
          <table:table-cell office:value-type="float" office:value="0.008" calcext:value-type="float">
            <text:p>0,0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TW+KNN</text:p>
          </table:table-cell>
          <table:table-cell office:value-type="float" office:value="0.7411" calcext:value-type="float">
            <text:p>0,7411</text:p>
          </table:table-cell>
          <table:table-cell office:value-type="float" office:value="0" calcext:value-type="float">
            <text:p>0</text:p>
          </table:table-cell>
          <table:table-cell office:value-type="float" office:value="0.344" calcext:value-type="float">
            <text:p>0,3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STM</text:p>
          </table:table-cell>
          <table:table-cell office:value-type="float" office:value="0.8214" calcext:value-type="float">
            <text:p>0,8214</text:p>
          </table:table-cell>
          <table:table-cell office:value-type="float" office:value="35.299" calcext:value-type="float">
            <text:p>35,299</text:p>
          </table:table-cell>
          <table:table-cell office:value-type="float" office:value="0.0006" calcext:value-type="float">
            <text:p>0,00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LSTM</text:p>
          </table:table-cell>
          <table:table-cell office:value-type="float" office:value="0.7857" calcext:value-type="float">
            <text:p>0,7857</text:p>
          </table:table-cell>
          <table:table-cell office:value-type="float" office:value="109.976" calcext:value-type="float">
            <text:p>109,976</text:p>
          </table:table-cell>
          <table:table-cell office:value-type="float" office:value="0.001" calcext:value-type="float">
            <text:p>0,001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UTD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train time [s]</text:p>
          </table:table-cell>
          <table:table-cell office:value-type="string" calcext:value-type="string">
            <text:p>test time [s]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DMLT PY++</text:p>
          </table:table-cell>
          <table:table-cell office:value-type="float" office:value="0.8977" calcext:value-type="float">
            <text:p>0,8977</text:p>
          </table:table-cell>
          <table:table-cell office:value-type="float" office:value="2904.505" calcext:value-type="float">
            <text:p>2904,505</text:p>
          </table:table-cell>
          <table:table-cell office:value-type="float" office:value="1.751" calcext:value-type="float">
            <text:p>1,7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DMLT PY</text:p>
          </table:table-cell>
          <table:table-cell office:value-type="float" office:value="0.8047" calcext:value-type="float">
            <text:p>0,8047</text:p>
          </table:table-cell>
          <table:table-cell office:value-type="float" office:value="3886.621" calcext:value-type="float">
            <text:p>3886,621</text:p>
          </table:table-cell>
          <table:table-cell office:value-type="float" office:value="2.003" calcext:value-type="float">
            <text:p>2,0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DMLT M</text:p>
          </table:table-cell>
          <table:table-cell office:value-type="float" office:value="0.814" calcext:value-type="float">
            <text:p>0,814</text:p>
          </table:table-cell>
          <table:table-cell office:value-type="float" office:value="176.882" calcext:value-type="float">
            <text:p>176,882</text:p>
          </table:table-cell>
          <table:table-cell office:value-type="float" office:value="0.123" calcext:value-type="float">
            <text:p>0,1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E PY</text:p>
          </table:table-cell>
          <table:table-cell office:value-type="float" office:value="0.8884" calcext:value-type="float">
            <text:p>0,8884</text:p>
          </table:table-cell>
          <table:table-cell office:value-type="float" office:value="2.118" calcext:value-type="float">
            <text:p>2,118</text:p>
          </table:table-cell>
          <table:table-cell office:value-type="float" office:value="0.108" calcext:value-type="float">
            <text:p>0,1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E M</text:p>
          </table:table-cell>
          <table:table-cell office:value-type="float" office:value="0.8907" calcext:value-type="float">
            <text:p>0,8907</text:p>
          </table:table-cell>
          <table:table-cell office:value-type="float" office:value="0.398" calcext:value-type="float">
            <text:p>0,398</text:p>
          </table:table-cell>
          <table:table-cell office:value-type="float" office:value="0.046" calcext:value-type="float">
            <text:p>0,0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TW+KNN</text:p>
          </table:table-cell>
          <table:table-cell office:value-type="float" office:value="0.7721" calcext:value-type="float">
            <text:p>0,7721</text:p>
          </table:table-cell>
          <table:table-cell office:value-type="float" office:value="0" calcext:value-type="float">
            <text:p>0</text:p>
          </table:table-cell>
          <table:table-cell office:value-type="float" office:value="2.293" calcext:value-type="float">
            <text:p>2,29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STM</text:p>
          </table:table-cell>
          <table:table-cell office:value-type="float" office:value="0.0907" calcext:value-type="float">
            <text:p>0,0907</text:p>
          </table:table-cell>
          <table:table-cell office:value-type="float" office:value="3166.279" calcext:value-type="float">
            <text:p>3166,279</text:p>
          </table:table-cell>
          <table:table-cell office:value-type="float" office:value="0.009" calcext:value-type="float">
            <text:p>0,0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LSTM</text:p>
          </table:table-cell>
          <table:table-cell office:value-type="float" office:value="0.0884" calcext:value-type="float">
            <text:p>0,0884</text:p>
          </table:table-cell>
          <table:table-cell office:value-type="float" office:value="6443.022" calcext:value-type="float">
            <text:p>6443,022</text:p>
          </table:table-cell>
          <table:table-cell office:value-type="float" office:value="0.019" calcext:value-type="float">
            <text:p>0,019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UTK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train time [s]</text:p>
          </table:table-cell>
          <table:table-cell office:value-type="string" calcext:value-type="string">
            <text:p>test time [s]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DMLT PY++</text:p>
          </table:table-cell>
          <table:table-cell office:value-type="float" office:value="0.8889" calcext:value-type="float">
            <text:p>0,8889</text:p>
          </table:table-cell>
          <table:table-cell office:value-type="float" office:value="61.902" calcext:value-type="float">
            <text:p>61,902</text:p>
          </table:table-cell>
          <table:table-cell office:value-type="float" office:value="0.08" calcext:value-type="float">
            <text:p>0,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DMLT PY</text:p>
          </table:table-cell>
          <table:table-cell office:value-type="float" office:value="0.8283" calcext:value-type="float">
            <text:p>0,8283</text:p>
          </table:table-cell>
          <table:table-cell office:value-type="float" office:value="136.759" calcext:value-type="float">
            <text:p>136,759</text:p>
          </table:table-cell>
          <table:table-cell office:value-type="float" office:value="0.115" calcext:value-type="float">
            <text:p>0,1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DMLT M</text:p>
          </table:table-cell>
          <table:table-cell office:value-type="float" office:value="0.8384" calcext:value-type="float">
            <text:p>0,8384</text:p>
          </table:table-cell>
          <table:table-cell office:value-type="float" office:value="9.434" calcext:value-type="float">
            <text:p>9,434</text:p>
          </table:table-cell>
          <table:table-cell office:value-type="float" office:value="0.017" calcext:value-type="float">
            <text:p>0,0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E PY</text:p>
          </table:table-cell>
          <table:table-cell office:value-type="float" office:value="0.8283" calcext:value-type="float">
            <text:p>0,8283</text:p>
          </table:table-cell>
          <table:table-cell office:value-type="float" office:value="0.238" calcext:value-type="float">
            <text:p>0,238</text:p>
          </table:table-cell>
          <table:table-cell office:value-type="float" office:value="0.007" calcext:value-type="float">
            <text:p>0,0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E M</text:p>
          </table:table-cell>
          <table:table-cell office:value-type="float" office:value="0.8384" calcext:value-type="float">
            <text:p>0,8384</text:p>
          </table:table-cell>
          <table:table-cell office:value-type="float" office:value="0.085" calcext:value-type="float">
            <text:p>0,085</text:p>
          </table:table-cell>
          <table:table-cell office:value-type="float" office:value="0.005" calcext:value-type="float">
            <text:p>0,0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TW+KNN</text:p>
          </table:table-cell>
          <table:table-cell office:value-type="float" office:value="0.5556" calcext:value-type="float">
            <text:p>0,5556</text:p>
          </table:table-cell>
          <table:table-cell office:value-type="float" office:value="0" calcext:value-type="float">
            <text:p>0</text:p>
          </table:table-cell>
          <table:table-cell office:value-type="float" office:value="0.203" calcext:value-type="float">
            <text:p>0,2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STM</text:p>
          </table:table-cell>
          <table:table-cell office:value-type="float" office:value="0.899" calcext:value-type="float">
            <text:p>0,899</text:p>
          </table:table-cell>
          <table:table-cell office:value-type="float" office:value="23.222" calcext:value-type="float">
            <text:p>23,222</text:p>
          </table:table-cell>
          <table:table-cell office:value-type="float" office:value="0.0004" calcext:value-type="float">
            <text:p>0,00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LSTM</text:p>
          </table:table-cell>
          <table:table-cell office:value-type="float" office:value="0.7475" calcext:value-type="float">
            <text:p>0,7475</text:p>
          </table:table-cell>
          <table:table-cell office:value-type="float" office:value="44.796" calcext:value-type="float">
            <text:p>44,796</text:p>
          </table:table-cell>
          <table:table-cell office:value-type="float" office:value="0.0008" calcext:value-type="float">
            <text:p>0,0008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SYSU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train time [s]</text:p>
          </table:table-cell>
          <table:table-cell office:value-type="string" calcext:value-type="string">
            <text:p>test time [s]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DMLT PY++</text:p>
          </table:table-cell>
          <table:table-cell office:value-type="float" office:value="0.6708" calcext:value-type="float">
            <text:p>0,6708</text:p>
          </table:table-cell>
          <table:table-cell office:value-type="float" office:value="15111.702" calcext:value-type="float">
            <text:p>15111,702</text:p>
          </table:table-cell>
          <table:table-cell office:value-type="float" office:value="14.863" calcext:value-type="float">
            <text:p>14,8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DMLT PY</text:p>
          </table:table-cell>
          <table:table-cell office:value-type="float" office:value="0.5333" calcext:value-type="float">
            <text:p>0,5333</text:p>
          </table:table-cell>
          <table:table-cell office:value-type="float" office:value="17408.395" calcext:value-type="float">
            <text:p>17408,395</text:p>
          </table:table-cell>
          <table:table-cell office:value-type="float" office:value="15.574" calcext:value-type="float">
            <text:p>15,5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DMLT M</text:p>
          </table:table-cell>
          <table:table-cell office:value-type="float" office:value="0.5542" calcext:value-type="float">
            <text:p>0,5542</text:p>
          </table:table-cell>
          <table:table-cell office:value-type="float" office:value="305.524" calcext:value-type="float">
            <text:p>305,524</text:p>
          </table:table-cell>
          <table:table-cell office:value-type="float" office:value="0.274" calcext:value-type="float">
            <text:p>0,2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E PY</text:p>
          </table:table-cell>
          <table:table-cell office:value-type="float" office:value="0.7208" calcext:value-type="float">
            <text:p>0,7208</text:p>
          </table:table-cell>
          <table:table-cell office:value-type="float" office:value="3.852" calcext:value-type="float">
            <text:p>3,852</text:p>
          </table:table-cell>
          <table:table-cell office:value-type="float" office:value="0.525" calcext:value-type="float">
            <text:p>0,5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E M</text:p>
          </table:table-cell>
          <table:table-cell office:value-type="float" office:value="0.7125" calcext:value-type="float">
            <text:p>0,7125</text:p>
          </table:table-cell>
          <table:table-cell office:value-type="float" office:value="0.714" calcext:value-type="float">
            <text:p>0,714</text:p>
          </table:table-cell>
          <table:table-cell office:value-type="float" office:value="0.147" calcext:value-type="float">
            <text:p>0,1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TW+KNN</text:p>
          </table:table-cell>
          <table:table-cell office:value-type="float" office:value="0.5292" calcext:value-type="float">
            <text:p>0,5292</text:p>
          </table:table-cell>
          <table:table-cell office:value-type="float" office:value="0" calcext:value-type="float">
            <text:p>0</text:p>
          </table:table-cell>
          <table:table-cell office:value-type="float" office:value="4.798" calcext:value-type="float">
            <text:p>4,7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STM</text:p>
          </table:table-cell>
          <table:table-cell office:value-type="float" office:value="0.6125" calcext:value-type="float">
            <text:p>0,6125</text:p>
          </table:table-cell>
          <table:table-cell office:value-type="float" office:value="796.682" calcext:value-type="float">
            <text:p>796,682</text:p>
          </table:table-cell>
          <table:table-cell office:value-type="float" office:value="0.008" calcext:value-type="float">
            <text:p>0,0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LSTM</text:p>
          </table:table-cell>
          <table:table-cell office:value-type="float" office:value="0.6792" calcext:value-type="float">
            <text:p>0,6792</text:p>
          </table:table-cell>
          <table:table-cell office:value-type="float" office:value="1613.711" calcext:value-type="float">
            <text:p>1613,711</text:p>
          </table:table-cell>
          <table:table-cell office:value-type="float" office:value="0.017" calcext:value-type="float">
            <text:p>0,017</text:p>
          </table:table-cell>
          <table:table-cell table:number-columns-repeated="9"/>
        </table:table-row>
      </table:table>
      <table:table table:name="Arkusz2" table:style-name="ta1">
        <table:shapes>
          <draw:frame draw:z-index="0" draw:style-name="gr1" draw:text-style-name="P1" svg:width="15.997cm" svg:height="9.004cm" svg:x="7.131cm" svg:y="4.383cm">
            <draw:object draw:notify-on-update-of-ranges="Arkusz2.B8:Arkusz2.B18 Arkusz2.C8:Arkusz2.C1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7cm" svg:height="9.005cm" svg:x="6.883cm" svg:y="13.254cm">
            <draw:object draw:notify-on-update-of-ranges="Arkusz2.B35:Arkusz2.B35 Arkusz2.B36:Arkusz2.B44 Arkusz2.C35:Arkusz2.C35 Arkusz2.C36:Arkusz2.C4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7cm" svg:height="9.004cm" svg:x="6.884cm" svg:y="21.78cm">
            <draw:object draw:notify-on-update-of-ranges="Arkusz2.B47:Arkusz2.B47 Arkusz2.B48:Arkusz2.B58 Arkusz2.C47:Arkusz2.C47 Arkusz2.C48:Arkusz2.C5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.997cm" svg:height="9.004cm" svg:x="6.8cm" svg:y="30.705cm">
            <draw:object draw:notify-on-update-of-ranges="Arkusz2.B62:Arkusz2.B76 Arkusz2.C61:Arkusz2.C61 Arkusz2.C62:Arkusz2.C7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5.997cm" svg:height="9.005cm" svg:x="32.161cm" svg:y="2.099cm">
            <draw:object draw:notify-on-update-of-ranges="Arkusz2.M6:Arkusz2.M15 Arkusz2.N6:Arkusz2.N15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15.997cm" svg:height="9.005cm" svg:x="32.297cm" svg:y="10.996cm">
            <draw:object draw:notify-on-update-of-ranges="Arkusz2.M19:Arkusz2.M26 Arkusz2.N19:Arkusz2.N26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15.997cm" svg:height="9.004cm" svg:x="32.489cm" svg:y="20.107cm">
            <draw:object draw:notify-on-update-of-ranges="Arkusz2.M29:Arkusz2.M38 Arkusz2.N29:Arkusz2.N38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15.998cm" svg:height="9.005cm" svg:x="32.737cm" svg:y="37.717cm">
            <draw:object draw:notify-on-update-of-ranges="Arkusz2.M54:Arkusz2.M63 Arkusz2.N54:Arkusz2.N63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9" draw:style-name="gr1" draw:text-style-name="P1" svg:width="15.997cm" svg:height="9.004cm" svg:x="32.793cm" svg:y="46.803cm">
            <draw:object draw:notify-on-update-of-ranges="Arkusz2.M67:Arkusz2.M80 Arkusz2.N67:Arkusz2.N80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11" draw:style-name="gr1" draw:text-style-name="P1" svg:width="15.997cm" svg:height="9.005cm" svg:x="58.922cm" svg:y="0.611cm">
            <draw:object draw:notify-on-update-of-ranges="Arkusz2.Y4:Arkusz2.Y4 Arkusz2.Y5:Arkusz2.Y19 Arkusz2.Z4:Arkusz2.Z4 Arkusz2.Z5:Arkusz2.Z19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table:shapes>
        <table:table-column table:style-name="co2" table:number-columns-repeated="26" table:default-cell-style-name="Default"/>
        <table:table-row table:style-name="ro1">
          <table:table-cell office:value-type="string" calcext:value-type="string">
            <text:p>LDMLT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Triplet = 20</text:p>
          </table:table-cell>
          <table:table-cell office:value-type="string" calcext:value-type="string">
            <text:p>Cycle = 15</text:p>
          </table:table-cell>
          <table:table-cell office:value-type="string" calcext:value-type="string">
            <text:p><text:s/>Alpha = 5</text:p>
          </table:table-cell>
          <table:table-cell office:value-type="string" calcext:value-type="string">
            <text:p>K = 1</text:p>
          </table:table-cell>
          <table:table-cell table:number-columns-repeated="8"/>
          <table:table-cell office:value-type="string" calcext:value-type="string">
            <text:p>DE</text:p>
          </table:table-cell>
          <table:table-cell table:number-columns-repeated="11"/>
          <table:table-cell office:value-type="string" calcext:value-type="string">
            <text:p>KNN DTW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DE step = 3</text:p>
          </table:table-cell>
          <table:table-cell office:value-type="string" calcext:value-type="string">
            <text:p>DE dim = 2</text:p>
          </table:table-cell>
          <table:table-cell office:value-type="string" calcext:value-type="string">
            <text:p>DE slid = 2</text:p>
          </table:table-cell>
          <table:table-cell office:value-type="string" calcext:value-type="string">
            <text:p>Alpha = 2</text:p>
          </table:table-cell>
          <table:table-cell office:value-type="string" calcext:value-type="string">
            <text:p>Beta = 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riplet factor</text:p>
          </table:table-cell>
          <table:table-cell table:number-columns-repeated="22"/>
          <table:table-cell office:value-type="string" calcext:value-type="string">
            <text:p>k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DE step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office:value-type="float" office:value="0.736" calcext:value-type="float">
            <text:p>0,736</text:p>
          </table:table-cell>
        </table:table-row>
        <table:table-row table:style-name="ro1">
          <table:table-cell table:number-columns-repeated="12"/>
          <table:table-cell office:value-type="float" office:value="1" calcext:value-type="float">
            <text:p>1</text:p>
          </table:table-cell>
          <table:table-cell office:value-type="float" office:value="0.877" calcext:value-type="float">
            <text:p>0,877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office:value-type="float" office:value="0.736" calcext:value-type="float">
            <text:p>0,736</text:p>
          </table:table-cell>
        </table:table-row>
        <table:table-row table:style-name="ro1">
          <table:table-cell table:number-columns-repeated="12"/>
          <table:table-cell office:value-type="float" office:value="2" calcext:value-type="float">
            <text:p>2</text:p>
          </table:table-cell>
          <table:table-cell office:value-type="float" office:value="0.887" calcext:value-type="float">
            <text:p>0,887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office:value-type="float" office:value="0.726" calcext:value-type="float">
            <text:p>0,726</text:p>
          </table:table-cell>
        </table:table-row>
        <table:table-row table:style-name="ro1"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774" calcext:value-type="float">
            <text:p>0,774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office:value-type="float" office:value="0.877" calcext:value-type="float">
            <text:p>0,877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0.764" calcext:value-type="float">
            <text:p>0,76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0.755" calcext:value-type="float">
            <text:p>0,755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office:value-type="float" office:value="0.868" calcext:value-type="float">
            <text:p>0,868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office:value-type="float" office:value="0.745" calcext:value-type="float">
            <text:p>0,745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0.755" calcext:value-type="float">
            <text:p>0,755</text:p>
          </table:table-cell>
          <table:table-cell table:number-columns-repeated="9"/>
          <table:table-cell table:style-name="ce1" office:value-type="float" office:value="5" calcext:value-type="float">
            <text:p>5</text:p>
          </table:table-cell>
          <table:table-cell table:style-name="ce1" office:value-type="float" office:value="0.915" calcext:value-type="float">
            <text:p>0,915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 office:value-type="float" office:value="0.755" calcext:value-type="float">
            <text:p>0,755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755" calcext:value-type="float">
            <text:p>0,755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office:value-type="float" office:value="0.83" calcext:value-type="float">
            <text:p>0,83</text:p>
          </table:table-cell>
          <table:table-cell table:number-columns-repeated="10"/>
          <table:table-cell office:value-type="float" office:value="7" calcext:value-type="float">
            <text:p>7</text:p>
          </table:table-cell>
          <table:table-cell office:value-type="float" office:value="0.745" calcext:value-type="float">
            <text:p>0,745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0.755" calcext:value-type="float">
            <text:p>0,755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office:value-type="float" office:value="0.887" calcext:value-type="float">
            <text:p>0,887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office:value-type="float" office:value="0.774" calcext:value-type="float">
            <text:p>0,774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755" calcext:value-type="float">
            <text:p>0,755</text:p>
          </table:table-cell>
          <table:table-cell table:number-columns-repeated="9"/>
          <table:table-cell office:value-type="float" office:value="8" calcext:value-type="float">
            <text:p>8</text:p>
          </table:table-cell>
          <table:table-cell office:value-type="float" office:value="0.84" calcext:value-type="float">
            <text:p>0,84</text:p>
          </table:table-cell>
          <table:table-cell table:number-columns-repeated="10"/>
          <table:table-cell office:value-type="float" office:value="9" calcext:value-type="float">
            <text:p>9</text:p>
          </table:table-cell>
          <table:table-cell office:value-type="float" office:value="0.792" calcext:value-type="float">
            <text:p>0,792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0.755" calcext:value-type="float">
            <text:p>0,755</text:p>
          </table:table-cell>
          <table:table-cell table:number-columns-repeated="9"/>
          <table:table-cell office:value-type="float" office:value="9" calcext:value-type="float">
            <text:p>9</text:p>
          </table:table-cell>
          <table:table-cell office:value-type="float" office:value="0.877" calcext:value-type="float">
            <text:p>0,877</text:p>
          </table:table-cell>
          <table:table-cell table:number-columns-repeated="10"/>
          <table:table-cell office:value-type="float" office:value="10" calcext:value-type="float">
            <text:p>10</text:p>
          </table:table-cell>
          <table:table-cell office:value-type="float" office:value="0.774" calcext:value-type="float">
            <text:p>0,774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0.745" calcext:value-type="float">
            <text:p>0,745</text:p>
          </table:table-cell>
          <table:table-cell table:number-columns-repeated="9"/>
          <table:table-cell office:value-type="float" office:value="10" calcext:value-type="float">
            <text:p>10</text:p>
          </table:table-cell>
          <table:table-cell office:value-type="float" office:value="0.858" calcext:value-type="float">
            <text:p>0,858</text:p>
          </table:table-cell>
          <table:table-cell table:number-columns-repeated="10"/>
          <table:table-cell office:value-type="float" office:value="11" calcext:value-type="float">
            <text:p>11</text:p>
          </table:table-cell>
          <table:table-cell office:value-type="float" office:value="0.792" calcext:value-type="float">
            <text:p>0,792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0.745" calcext:value-type="float">
            <text:p>0,745</text:p>
          </table:table-cell>
          <table:table-cell table:number-columns-repeated="21"/>
          <table:table-cell office:value-type="float" office:value="12" calcext:value-type="float">
            <text:p>12</text:p>
          </table:table-cell>
          <table:table-cell office:value-type="float" office:value="0.783" calcext:value-type="float">
            <text:p>0,783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0.745" calcext:value-type="float">
            <text:p>0,745</text:p>
          </table:table-cell>
          <table:table-cell table:number-columns-repeated="21"/>
          <table:table-cell office:value-type="float" office:value="13" calcext:value-type="float">
            <text:p>13</text:p>
          </table:table-cell>
          <table:table-cell office:value-type="float" office:value="0.774" calcext:value-type="float">
            <text:p>0,774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0.745" calcext:value-type="float">
            <text:p>0,745</text:p>
          </table:table-cell>
          <table:table-cell table:number-columns-repeated="9"/>
          <table:table-cell office:value-type="string" calcext:value-type="string">
            <text:p>DE dim</text:p>
          </table:table-cell>
          <table:table-cell table:number-columns-repeated="11"/>
          <table:table-cell table:style-name="ce1" office:value-type="float" office:value="14" calcext:value-type="float">
            <text:p>14</text:p>
          </table:table-cell>
          <table:table-cell table:style-name="ce1" office:value-type="float" office:value="0.802" calcext:value-type="float">
            <text:p>0,802</text:p>
          </table:table-cell>
        </table:table-row>
        <table:table-row table:style-name="ro1">
          <table:table-cell table:number-columns-repeated="12"/>
          <table:table-cell office:value-type="float" office:value="1" calcext:value-type="float">
            <text:p>1</text:p>
          </table:table-cell>
          <table:table-cell office:value-type="float" office:value="0.868" calcext:value-type="float">
            <text:p>0,868</text:p>
          </table:table-cell>
          <table:table-cell table:number-columns-repeated="10"/>
          <table:table-cell office:value-type="float" office:value="15" calcext:value-type="float">
            <text:p>15</text:p>
          </table:table-cell>
          <table:table-cell office:value-type="float" office:value="0.774" calcext:value-type="float">
            <text:p>0,774</text:p>
          </table:table-cell>
        </table:table-row>
        <table:table-row table:style-name="ro1">
          <table:table-cell table:number-columns-repeated="12"/>
          <table:table-cell table:style-name="ce1" office:value-type="float" office:value="2" calcext:value-type="float">
            <text:p>2</text:p>
          </table:table-cell>
          <table:table-cell table:style-name="ce1" office:value-type="float" office:value="0.915" calcext:value-type="float">
            <text:p>0,915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3" calcext:value-type="float">
            <text:p>3</text:p>
          </table:table-cell>
          <table:table-cell office:value-type="float" office:value="0.83" calcext:value-type="float">
            <text:p>0,83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4" calcext:value-type="float">
            <text:p>4</text:p>
          </table:table-cell>
          <table:table-cell office:value-type="float" office:value="0.783" calcext:value-type="float">
            <text:p>0,783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5" calcext:value-type="float">
            <text:p>5</text:p>
          </table:table-cell>
          <table:table-cell office:value-type="float" office:value="0.726" calcext:value-type="float">
            <text:p>0,726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6" calcext:value-type="float">
            <text:p>6</text:p>
          </table:table-cell>
          <table:table-cell office:value-type="float" office:value="0.66" calcext:value-type="float">
            <text:p>0,66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7" calcext:value-type="float">
            <text:p>7</text:p>
          </table:table-cell>
          <table:table-cell office:value-type="float" office:value="0.594" calcext:value-type="float">
            <text:p>0,594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8" calcext:value-type="float">
            <text:p>8</text:p>
          </table:table-cell>
          <table:table-cell office:value-type="float" office:value="0.462" calcext:value-type="float">
            <text:p>0,462</text:p>
          </table:table-cell>
          <table:table-cell table:number-columns-repeated="12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12"/>
          <table:table-cell office:value-type="string" calcext:value-type="string">
            <text:p>DE slid</text:p>
          </table:table-cell>
          <table:table-cell table:number-columns-repeated="13"/>
        </table:table-row>
        <table:table-row table:style-name="ro1">
          <table:table-cell table:number-columns-repeated="12"/>
          <table:table-cell office:value-type="float" office:value="1" calcext:value-type="float">
            <text:p>1</text:p>
          </table:table-cell>
          <table:table-cell office:value-type="float" office:value="0.887" calcext:value-type="float">
            <text:p>0,887</text:p>
          </table:table-cell>
          <table:table-cell table:number-columns-repeated="12"/>
        </table:table-row>
        <table:table-row table:style-name="ro1">
          <table:table-cell table:number-columns-repeated="12"/>
          <table:table-cell table:style-name="ce1" office:value-type="float" office:value="2" calcext:value-type="float">
            <text:p>2</text:p>
          </table:table-cell>
          <table:table-cell table:style-name="ce1" office:value-type="float" office:value="0.915" calcext:value-type="float">
            <text:p>0,915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3" calcext:value-type="float">
            <text:p>3</text:p>
          </table:table-cell>
          <table:table-cell office:value-type="float" office:value="0.84" calcext:value-type="float">
            <text:p>0,84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4" calcext:value-type="float">
            <text:p>4</text:p>
          </table:table-cell>
          <table:table-cell office:value-type="float" office:value="0.868" calcext:value-type="float">
            <text:p>0,868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5" calcext:value-type="float">
            <text:p>5</text:p>
          </table:table-cell>
          <table:table-cell office:value-type="float" office:value="0.821" calcext:value-type="float">
            <text:p>0,821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6" calcext:value-type="float">
            <text:p>6</text:p>
          </table:table-cell>
          <table:table-cell office:value-type="float" office:value="0.83" calcext:value-type="float">
            <text:p>0,83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Alpha factor</text:p>
          </table:table-cell>
          <table:table-cell table:number-columns-repeated="10"/>
          <table:table-cell office:value-type="float" office:value="7" calcext:value-type="float">
            <text:p>7</text:p>
          </table:table-cell>
          <table:table-cell office:value-type="float" office:value="0.783" calcext:value-type="float">
            <text:p>0,78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764" calcext:value-type="float">
            <text:p>0,764</text:p>
          </table:table-cell>
          <table:table-cell table:number-columns-repeated="9"/>
          <table:table-cell office:value-type="float" office:value="8" calcext:value-type="float">
            <text:p>8</text:p>
          </table:table-cell>
          <table:table-cell office:value-type="float" office:value="0.736" calcext:value-type="float">
            <text:p>0,73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764" calcext:value-type="float">
            <text:p>0,764</text:p>
          </table:table-cell>
          <table:table-cell table:number-columns-repeated="9"/>
          <table:table-cell office:value-type="float" office:value="9" calcext:value-type="float">
            <text:p>9</text:p>
          </table:table-cell>
          <table:table-cell office:value-type="float" office:value="0.736" calcext:value-type="float">
            <text:p>0,73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764" calcext:value-type="float">
            <text:p>0,764</text:p>
          </table:table-cell>
          <table:table-cell table:number-columns-repeated="9"/>
          <table:table-cell office:value-type="float" office:value="10" calcext:value-type="float">
            <text:p>10</text:p>
          </table:table-cell>
          <table:table-cell office:value-type="float" office:value="0.745" calcext:value-type="float">
            <text:p>0,74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774" calcext:value-type="float">
            <text:p>0,774</text:p>
          </table:table-cell>
          <table:table-cell table:number-columns-repeated="2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764" calcext:value-type="float">
            <text:p>0,764</text:p>
          </table:table-cell>
          <table:table-cell table:number-columns-repeated="2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.783" calcext:value-type="float">
            <text:p>0,783</text:p>
          </table:table-cell>
          <table:table-cell table:number-columns-repeated="9"/>
          <table:table-cell office:value-type="string" calcext:value-type="string">
            <text:p>Alpha</text:p>
          </table:table-cell>
          <table:table-cell table:number-columns-repeated="1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783" calcext:value-type="float">
            <text:p>0,783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0.906" calcext:value-type="float">
            <text:p>0,906</text:p>
          </table:table-cell>
          <table:table-cell table:number-columns-repeated="12"/>
        </table:table-row>
        <table:table-row table:style-name="ro1"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float" office:value="0.792" calcext:value-type="float">
            <text:p>0,792</text:p>
          </table:table-cell>
          <table:table-cell table:number-columns-repeated="9"/>
          <table:table-cell table:style-name="ce1" office:value-type="float" office:value="2" calcext:value-type="float">
            <text:p>2</text:p>
          </table:table-cell>
          <table:table-cell table:style-name="ce1" office:value-type="float" office:value="0.915" calcext:value-type="float">
            <text:p>0,91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783" calcext:value-type="float">
            <text:p>0,783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office:value-type="float" office:value="0.896" calcext:value-type="float">
            <text:p>0,896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4" calcext:value-type="float">
            <text:p>4</text:p>
          </table:table-cell>
          <table:table-cell office:value-type="float" office:value="0.906" calcext:value-type="float">
            <text:p>0,906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5" calcext:value-type="float">
            <text:p>5</text:p>
          </table:table-cell>
          <table:table-cell office:value-type="float" office:value="0.896" calcext:value-type="float">
            <text:p>0,896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Cycles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 office:value-type="float" office:value="0.896" calcext:value-type="float">
            <text:p>0,89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774" calcext:value-type="float">
            <text:p>0,774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office:value-type="float" office:value="0.896" calcext:value-type="float">
            <text:p>0,89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0.783" calcext:value-type="float">
            <text:p>0,783</text:p>
          </table:table-cell>
          <table:table-cell table:number-columns-repeated="9"/>
          <table:table-cell office:value-type="float" office:value="8" calcext:value-type="float">
            <text:p>8</text:p>
          </table:table-cell>
          <table:table-cell office:value-type="float" office:value="0.896" calcext:value-type="float">
            <text:p>0,89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0.783" calcext:value-type="float">
            <text:p>0,783</text:p>
          </table:table-cell>
          <table:table-cell table:number-columns-repeated="9"/>
          <table:table-cell office:value-type="float" office:value="9" calcext:value-type="float">
            <text:p>9</text:p>
          </table:table-cell>
          <table:table-cell office:value-type="float" office:value="0.896" calcext:value-type="float">
            <text:p>0,89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792" calcext:value-type="float">
            <text:p>0,792</text:p>
          </table:table-cell>
          <table:table-cell table:number-columns-repeated="9"/>
          <table:table-cell office:value-type="float" office:value="10" calcext:value-type="float">
            <text:p>10</text:p>
          </table:table-cell>
          <table:table-cell office:value-type="float" office:value="0.887" calcext:value-type="float">
            <text:p>0,887</text:p>
          </table:table-cell>
          <table:table-cell table:number-columns-repeated="12"/>
        </table:table-row>
        <table:table-row table:style-name="ro1">
          <table:table-cell/>
          <table:table-cell table:style-name="ce1" office:value-type="float" office:value="18" calcext:value-type="float">
            <text:p>18</text:p>
          </table:table-cell>
          <table:table-cell table:style-name="ce1" office:value-type="float" office:value="0.792" calcext:value-type="float">
            <text:p>0,792</text:p>
          </table:table-cell>
          <table:table-cell table:number-columns-repeated="2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792" calcext:value-type="float">
            <text:p>0,792</text:p>
          </table:table-cell>
          <table:table-cell table:number-columns-repeated="9"/>
          <table:table-cell office:value-type="string" calcext:value-type="string">
            <text:p>Beta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0.774" calcext:value-type="float">
            <text:p>0,774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0.906" calcext:value-type="float">
            <text:p>0,90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0.764" calcext:value-type="float">
            <text:p>0,764</text:p>
          </table:table-cell>
          <table:table-cell table:number-columns-repeated="9"/>
          <table:table-cell table:style-name="ce1" office:value-type="float" office:value="2" calcext:value-type="float">
            <text:p>2</text:p>
          </table:table-cell>
          <table:table-cell table:style-name="ce1" office:value-type="float" office:value="0.925" calcext:value-type="float">
            <text:p>0,92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0.764" calcext:value-type="float">
            <text:p>0,764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office:value-type="float" office:value="0.915" calcext:value-type="float">
            <text:p>0,91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0.764" calcext:value-type="float">
            <text:p>0,764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office:value-type="float" office:value="0.915" calcext:value-type="float">
            <text:p>0,91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0.764" calcext:value-type="float">
            <text:p>0,764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office:value-type="float" office:value="0.915" calcext:value-type="float">
            <text:p>0,915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6" calcext:value-type="float">
            <text:p>6</text:p>
          </table:table-cell>
          <table:table-cell office:value-type="float" office:value="0.915" calcext:value-type="float">
            <text:p>0,915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7" calcext:value-type="float">
            <text:p>7</text:p>
          </table:table-cell>
          <table:table-cell office:value-type="float" office:value="0.906" calcext:value-type="float">
            <text:p>0,906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k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office:value-type="float" office:value="0.887" calcext:value-type="float">
            <text:p>0,88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764" calcext:value-type="float">
            <text:p>0,764</text:p>
          </table:table-cell>
          <table:table-cell table:number-columns-repeated="9"/>
          <table:table-cell office:value-type="float" office:value="9" calcext:value-type="float">
            <text:p>9</text:p>
          </table:table-cell>
          <table:table-cell office:value-type="float" office:value="0.877" calcext:value-type="float">
            <text:p>0,87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764" calcext:value-type="float">
            <text:p>0,764</text:p>
          </table:table-cell>
          <table:table-cell table:number-columns-repeated="9"/>
          <table:table-cell office:value-type="float" office:value="10" calcext:value-type="float">
            <text:p>10</text:p>
          </table:table-cell>
          <table:table-cell office:value-type="float" office:value="0.877" calcext:value-type="float">
            <text:p>0,87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802" calcext:value-type="float">
            <text:p>0,802</text:p>
          </table:table-cell>
          <table:table-cell table:number-columns-repeated="2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83" calcext:value-type="float">
            <text:p>0,83</text:p>
          </table:table-cell>
          <table:table-cell table:number-columns-repeated="11"/>
          <table:table-cell>
            <draw:frame draw:z-index="8" draw:style-name="gr1" draw:text-style-name="P1" svg:width="15.998cm" svg:height="9.005cm" svg:x="0.771cm" svg:y="0.241cm">
              <draw:object draw:notify-on-update-of-ranges="Arkusz2.M42:Arkusz2.M51 Arkusz2.N42:Arkusz2.N51" xlink:href="./Object 9" xlink:type="simple" xlink:show="embed" xlink:actuate="onLoad">
                <loext:p/>
              </draw:object>
              <draw:image xlink:href="./ObjectReplacements/Object 9" xlink:type="simple" xlink:show="embed" xlink:actuate="onLoad"/>
            </draw:frame>
          </table:table-cell>
          <table:table-cell table:number-columns-repeated="11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821" calcext:value-type="float">
            <text:p>0,821</text:p>
          </table:table-cell>
          <table:table-cell table:number-columns-repeated="9"/>
          <table:table-cell office:value-type="string" calcext:value-type="string">
            <text:p>Grid size</text:p>
          </table:table-cell>
          <table:table-cell table:number-columns-repeated="1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821" calcext:value-type="float">
            <text:p>0,821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office:value-type="float" office:value="0.83" calcext:value-type="float">
            <text:p>0,8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.849" calcext:value-type="float">
            <text:p>0,849</text:p>
          </table:table-cell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0.83" calcext:value-type="float">
            <text:p>0,8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868" calcext:value-type="float">
            <text:p>0,868</text:p>
          </table:table-cell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0.849" calcext:value-type="float">
            <text:p>0,849</text:p>
          </table:table-cell>
          <table:table-cell table:number-columns-repeated="12"/>
        </table:table-row>
        <table:table-row table:style-name="ro1"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float" office:value="0.858" calcext:value-type="float">
            <text:p>0,858</text:p>
          </table:table-cell>
          <table:table-cell table:number-columns-repeated="9"/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0.925" calcext:value-type="float">
            <text:p>0,92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887" calcext:value-type="float">
            <text:p>0,887</text:p>
          </table:table-cell>
          <table:table-cell table:number-columns-repeated="9"/>
          <table:table-cell office:value-type="float" office:value="0.2" calcext:value-type="float">
            <text:p>0,2</text:p>
          </table:table-cell>
          <table:table-cell office:value-type="float" office:value="0.868" calcext:value-type="float">
            <text:p>0,86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0.868" calcext:value-type="float">
            <text:p>0,868</text:p>
          </table:table-cell>
          <table:table-cell table:number-columns-repeated="9"/>
          <table:table-cell office:value-type="float" office:value="0.3" calcext:value-type="float">
            <text:p>0,3</text:p>
          </table:table-cell>
          <table:table-cell office:value-type="float" office:value="0.792" calcext:value-type="float">
            <text:p>0,79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0.877" calcext:value-type="float">
            <text:p>0,877</text:p>
          </table:table-cell>
          <table:table-cell table:number-columns-repeated="9"/>
          <table:table-cell office:value-type="float" office:value="0.4" calcext:value-type="float">
            <text:p>0,4</text:p>
          </table:table-cell>
          <table:table-cell office:value-type="float" office:value="0.821" calcext:value-type="float">
            <text:p>0,82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0.84" calcext:value-type="float">
            <text:p>0,84</text:p>
          </table:table-cell>
          <table:table-cell table:number-columns-repeated="9"/>
          <table:table-cell office:value-type="float" office:value="0.5" calcext:value-type="float">
            <text:p>0,5</text:p>
          </table:table-cell>
          <table:table-cell office:value-type="float" office:value="0.811" calcext:value-type="float">
            <text:p>0,81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0.877" calcext:value-type="float">
            <text:p>0,877</text:p>
          </table:table-cell>
          <table:table-cell table:number-columns-repeated="9"/>
          <table:table-cell office:value-type="float" office:value="0.6" calcext:value-type="float">
            <text:p>0,6</text:p>
          </table:table-cell>
          <table:table-cell office:value-type="float" office:value="0.689" calcext:value-type="float">
            <text:p>0,68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0.858" calcext:value-type="float">
            <text:p>0,858</text:p>
          </table:table-cell>
          <table:table-cell table:number-columns-repeated="9"/>
          <table:table-cell office:value-type="float" office:value="0.7" calcext:value-type="float">
            <text:p>0,7</text:p>
          </table:table-cell>
          <table:table-cell office:value-type="float" office:value="0.594" calcext:value-type="float">
            <text:p>0,594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0.8" calcext:value-type="float">
            <text:p>0,8</text:p>
          </table:table-cell>
          <table:table-cell office:value-type="float" office:value="0.717" calcext:value-type="float">
            <text:p>0,717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0.9" calcext:value-type="float">
            <text:p>0,9</text:p>
          </table:table-cell>
          <table:table-cell office:value-type="float" office:value="0.736" calcext:value-type="float">
            <text:p>0,736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1" calcext:value-type="float">
            <text:p>1</text:p>
          </table:table-cell>
          <table:table-cell office:value-type="float" office:value="0.821" calcext:value-type="float">
            <text:p>0,821</text:p>
          </table:table-cell>
          <table:table-cell table:number-columns-repeated="12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12"/>
          <table:table-cell office:value-type="string" calcext:value-type="string">
            <text:p>Filter</text:p>
          </table:table-cell>
          <table:table-cell table:number-columns-repeated="13"/>
        </table:table-row>
        <table:table-row table:style-name="ro1">
          <table:table-cell table:number-columns-repeated="12"/>
          <table:table-cell office:value-type="float" office:value="0" calcext:value-type="float">
            <text:p>0</text:p>
          </table:table-cell>
          <table:table-cell office:value-type="float" office:value="0.887" calcext:value-type="float">
            <text:p>0,887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0.1" calcext:value-type="float">
            <text:p>0,1</text:p>
          </table:table-cell>
          <table:table-cell office:value-type="float" office:value="0.877" calcext:value-type="float">
            <text:p>0,877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0.2" calcext:value-type="float">
            <text:p>0,2</text:p>
          </table:table-cell>
          <table:table-cell office:value-type="float" office:value="0.849" calcext:value-type="float">
            <text:p>0,849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0.3" calcext:value-type="float">
            <text:p>0,3</text:p>
          </table:table-cell>
          <table:table-cell office:value-type="float" office:value="0.849" calcext:value-type="float">
            <text:p>0,849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0.4" calcext:value-type="float">
            <text:p>0,4</text:p>
          </table:table-cell>
          <table:table-cell office:value-type="float" office:value="0.906" calcext:value-type="float">
            <text:p>0,906</text:p>
          </table:table-cell>
          <table:table-cell table:number-columns-repeated="12"/>
        </table:table-row>
        <table:table-row table:style-name="ro1">
          <table:table-cell table:number-columns-repeated="12"/>
          <table:table-cell table:style-name="ce1" office:value-type="float" office:value="0.5" calcext:value-type="float">
            <text:p>0,5</text:p>
          </table:table-cell>
          <table:table-cell table:style-name="ce1" office:value-type="float" office:value="0.925" calcext:value-type="float">
            <text:p>0,925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0.6" calcext:value-type="float">
            <text:p>0,6</text:p>
          </table:table-cell>
          <table:table-cell office:value-type="float" office:value="0.877" calcext:value-type="float">
            <text:p>0,877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0.7" calcext:value-type="float">
            <text:p>0,7</text:p>
          </table:table-cell>
          <table:table-cell office:value-type="float" office:value="0.849" calcext:value-type="float">
            <text:p>0,849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0.8" calcext:value-type="float">
            <text:p>0,8</text:p>
          </table:table-cell>
          <table:table-cell office:value-type="float" office:value="0.821" calcext:value-type="float">
            <text:p>0,821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0.9" calcext:value-type="float">
            <text:p>0,9</text:p>
          </table:table-cell>
          <table:table-cell office:value-type="float" office:value="0.708" calcext:value-type="float">
            <text:p>0,708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1" calcext:value-type="float">
            <text:p>1</text:p>
          </table:table-cell>
          <table:table-cell office:value-type="float" office:value="0.113" calcext:value-type="float">
            <text:p>0,113</text:p>
          </table:table-cell>
          <table:table-cell table:number-columns-repeated="12"/>
        </table:table-row>
        <table:table-row table:style-name="ro1" table:number-rows-repeated="31">
          <table:table-cell table:number-columns-repeated="26"/>
        </table:table-row>
        <table:table-row table:style-name="ro1">
          <table:table-cell table:number-columns-repeated="14"/>
          <table:table-cell>
            <draw:frame draw:z-index="10" draw:style-name="gr1" draw:text-style-name="P1" svg:width="15.997cm" svg:height="9.004cm" svg:x="1.321cm" svg:y="0.426cm">
              <draw:object draw:notify-on-update-of-ranges="Arkusz2.M82:Arkusz2.M92 Arkusz2.N82:Arkusz2.N92" xlink:href="./Object 11" xlink:type="simple" xlink:show="embed" xlink:actuate="onLoad">
                <loext:p/>
              </draw:object>
              <draw:image xlink:href="./ObjectReplacements/Object 11" xlink:type="simple" xlink:show="embed" xlink:actuate="onLoad"/>
            </draw:frame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pl" fo:country="PL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1T15:07:06.877499767</meta:creation-date>
    <meta:generator>LibreOffice/7.4.7.2$Linux_X86_64 LibreOffice_project/40$Build-2</meta:generator>
    <dc:date>2025-03-31T18:21:03.877274244</dc:date>
    <meta:editing-duration>PT19H42M16S</meta:editing-duration>
    <meta:editing-cycles>14</meta:editing-cycles>
    <meta:document-statistic meta:table-count="2" meta:cell-count="619" meta:object-count="1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10" chart:maximum="3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5.442cm" svg:y="0.316cm" chart:style-name="ch2">
          <text:p>Accuracy(Triplets factor)</text:p>
        </chart:title>
        <chart:plot-area chart:style-name="ch3" table:cell-range-address="Arkusz2.B8:Arkusz2.C18" svg:x="1.33cm" svg:y="1.275cm" svg:width="14.349cm" svg:height="6.569cm">
          <chart:coordinate-region svg:x="2.428cm" svg:y="1.475cm" svg:width="13.064cm" svg:height="5.723cm"/>
          <chart:axis chart:dimension="x" chart:name="primary-x" chart:style-name="ch4">
            <chart:title svg:x="7.481cm" svg:y="8.024cm" chart:style-name="ch5">
              <text:p>Triplets factor</text:p>
            </chart:title>
          </chart:axis>
          <chart:axis chart:dimension="y" chart:name="primary-y" chart:style-name="ch6">
            <chart:title svg:x="0.451cm" svg:y="5.278cm" chart:style-name="ch7">
              <text:p>Accuracy</text:p>
            </chart:title>
            <chart:grid chart:style-name="ch8" chart:class="major"/>
          </chart:axis>
          <chart:series chart:style-name="ch9" chart:values-cell-range-address="Arkusz2.C8:Arkusz2.C18" chart:class="chart:scatter">
            <chart:domain table:cell-range-address="Arkusz2.B8:Arkusz2.B18"/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  <table:table-cell office:value-type="string">
                <text:p>Kolumna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Arkusz2.B8:Arkusz2.B18</svg:desc>
                </draw:g>
              </table:table-cell>
              <table:table-cell office:value-type="float" office:value="0.774">
                <text:p>0.774</text:p>
                <draw:g>
                  <svg:desc>Arkusz2.C8:Arkusz2.C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0.755">
                <text:p>0.7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">
                <text:p>14</text:p>
              </table:table-cell>
              <table:table-cell office:value-type="float" office:value="0.755">
                <text:p>0.7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0.755">
                <text:p>0.7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">
                <text:p>18</text:p>
              </table:table-cell>
              <table:table-cell office:value-type="float" office:value="0.755">
                <text:p>0.7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0.755">
                <text:p>0.7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">
                <text:p>22</text:p>
              </table:table-cell>
              <table:table-cell office:value-type="float" office:value="0.755">
                <text:p>0.7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">
                <text:p>24</text:p>
              </table:table-cell>
              <table:table-cell office:value-type="float" office:value="0.745">
                <text:p>0.7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">
                <text:p>26</text:p>
              </table:table-cell>
              <table:table-cell office:value-type="float" office:value="0.745">
                <text:p>0.7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8">
                <text:p>28</text:p>
              </table:table-cell>
              <table:table-cell office:value-type="float" office:value="0.745">
                <text:p>0.7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">
                <text:p>30</text:p>
              </table:table-cell>
              <table:table-cell office:value-type="float" office:value="0.745">
                <text:p>0.7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0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1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5.918cm" svg:y="0.316cm" chart:style-name="ch2">
          <text:p>Accuracy(Grid size)</text:p>
        </chart:title>
        <chart:plot-area chart:style-name="ch3" table:cell-range-address="Arkusz2.M67:Arkusz2.N80" svg:x="1.33cm" svg:y="1.275cm" svg:width="14.349cm" svg:height="6.569cm">
          <chart:coordinate-region svg:x="2.057cm" svg:y="1.474cm" svg:width="13.528cm" svg:height="5.723cm"/>
          <chart:axis chart:dimension="x" chart:name="primary-x" chart:style-name="ch4">
            <chart:title svg:x="7.812cm" svg:y="8.024cm" chart:style-name="ch5">
              <text:p>Grid size</text:p>
            </chart:title>
          </chart:axis>
          <chart:axis chart:dimension="y" chart:name="primary-y" chart:style-name="ch6">
            <chart:title svg:x="0.451cm" svg:y="5.278cm" chart:style-name="ch7">
              <text:p>Accuracy</text:p>
            </chart:title>
            <chart:grid chart:style-name="ch8" chart:class="major"/>
          </chart:axis>
          <chart:series chart:style-name="ch9" chart:values-cell-range-address="Arkusz2.N67:Arkusz2.N80" chart:class="chart:scatter">
            <chart:domain table:cell-range-address="Arkusz2.M67:Arkusz2.M80"/>
            <chart:data-point chart:repeated="1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M</text:p>
              </table:table-cell>
              <table:table-cell office:value-type="string">
                <text:p>Kolumna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Arkusz2.M67:Arkusz2.M80</svg:desc>
                </draw:g>
              </table:table-cell>
              <table:table-cell office:value-type="float" office:value="0.83">
                <text:p>0.83</text:p>
                <draw:g>
                  <svg:desc>Arkusz2.N67:Arkusz2.N8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">
                <text:p>0.001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">
                <text:p>0.01</text:p>
              </table:table-cell>
              <table:table-cell office:value-type="float" office:value="0.849">
                <text:p>0.8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0.925">
                <text:p>0.9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">
                <text:p>0.2</text:p>
              </table:table-cell>
              <table:table-cell office:value-type="float" office:value="0.868">
                <text:p>0.8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">
                <text:p>0.3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">
                <text:p>0.4</text:p>
              </table:table-cell>
              <table:table-cell office:value-type="float" office:value="0.821">
                <text:p>0.8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0.811">
                <text:p>0.8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">
                <text:p>0.6</text:p>
              </table:table-cell>
              <table:table-cell office:value-type="float" office:value="0.689">
                <text:p>0.6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">
                <text:p>0.7</text:p>
              </table:table-cell>
              <table:table-cell office:value-type="float" office:value="0.594">
                <text:p>0.5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">
                <text:p>0.8</text:p>
              </table:table-cell>
              <table:table-cell office:value-type="float" office:value="0.717">
                <text:p>0.7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">
                <text:p>0.9</text:p>
              </table:table-cell>
              <table:table-cell office:value-type="float" office:value="0.736">
                <text:p>0.7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0.821">
                <text:p>0.8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10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1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5.627cm" svg:y="0.316cm" chart:style-name="ch2">
          <text:p>Accuracy(Filter param)</text:p>
        </chart:title>
        <chart:plot-area chart:style-name="ch3" table:cell-range-address="Arkusz2.M82:Arkusz2.N92" svg:x="1.33cm" svg:y="1.275cm" svg:width="14.349cm" svg:height="6.569cm">
          <chart:coordinate-region svg:x="2.057cm" svg:y="1.474cm" svg:width="13.528cm" svg:height="5.723cm"/>
          <chart:axis chart:dimension="x" chart:name="primary-x" chart:style-name="ch4">
            <chart:title svg:x="7.812cm" svg:y="8.024cm" chart:style-name="ch5">
              <text:p>Grid size</text:p>
            </chart:title>
          </chart:axis>
          <chart:axis chart:dimension="y" chart:name="primary-y" chart:style-name="ch6">
            <chart:title svg:x="0.451cm" svg:y="5.476cm" chart:style-name="ch7">
              <text:p>Filter param</text:p>
            </chart:title>
            <chart:grid chart:style-name="ch8" chart:class="major"/>
          </chart:axis>
          <chart:series chart:style-name="ch9" chart:values-cell-range-address="Arkusz2.N82:Arkusz2.N92" chart:class="chart:scatter">
            <chart:domain table:cell-range-address="Arkusz2.M82:Arkusz2.M92"/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M</text:p>
              </table:table-cell>
              <table:table-cell office:value-type="string">
                <text:p>Kolumna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Arkusz2.M82:Arkusz2.M92</svg:desc>
                </draw:g>
              </table:table-cell>
              <table:table-cell office:value-type="float" office:value="0.887">
                <text:p>0.887</text:p>
                <draw:g>
                  <svg:desc>Arkusz2.N82:Arkusz2.N9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0.877">
                <text:p>0.8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0.849">
                <text:p>0.8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0.849">
                <text:p>0.8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0.906">
                <text:p>0.9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.925">
                <text:p>0.9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0.877">
                <text:p>0.8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0.849">
                <text:p>0.8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0.821">
                <text:p>0.8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0.708">
                <text:p>0.7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0.113">
                <text:p>0.113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1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1" chart:maximum="15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title svg:x="6.699cm" svg:y="0.316cm" chart:style-name="ch2">
          <text:p>Accuracy(k)</text:p>
        </chart:title>
        <chart:plot-area chart:style-name="ch3" table:cell-range-address="Arkusz2.Y4:Arkusz2.Z19" chart:data-source-has-labels="row" svg:x="1.33cm" svg:y="1.275cm" svg:width="14.349cm" svg:height="6.57cm">
          <chart:coordinate-region svg:x="2.242cm" svg:y="1.474cm" svg:width="13.25cm" svg:height="5.724cm"/>
          <chart:axis chart:dimension="x" chart:name="primary-x" chart:style-name="ch4">
            <chart:title svg:x="8.367cm" svg:y="8.025cm" chart:style-name="ch5">
              <text:p>k</text:p>
            </chart:title>
          </chart:axis>
          <chart:axis chart:dimension="y" chart:name="primary-y" chart:style-name="ch6">
            <chart:title svg:x="0.451cm" svg:y="5.279cm" chart:style-name="ch7">
              <text:p>Accuracy</text:p>
            </chart:title>
            <chart:grid chart:style-name="ch8" chart:class="major"/>
          </chart:axis>
          <chart:series chart:style-name="ch9" chart:values-cell-range-address="Arkusz2.Z5:Arkusz2.Z19" chart:label-cell-address="Arkusz2.Z4:Arkusz2.Z4" chart:class="chart:scatter">
            <chart:domain table:cell-range-address="Arkusz2.Y5:Arkusz2.Y19"/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Y</text:p>
              </table:table-cell>
              <table:table-cell office:value-type="string">
                <text:p/>
                <draw:g>
                  <svg:desc>Arkusz2.Z4:Arkusz2.Z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Arkusz2.Y5:Arkusz2.Y19</svg:desc>
                </draw:g>
              </table:table-cell>
              <table:table-cell office:value-type="float" office:value="0.736">
                <text:p>0.736</text:p>
                <draw:g>
                  <svg:desc>Arkusz2.Z5:Arkusz2.Z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736">
                <text:p>0.7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726">
                <text:p>0.7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764">
                <text:p>0.7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745">
                <text:p>0.7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755">
                <text:p>0.7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745">
                <text:p>0.7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774">
                <text:p>0.7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774">
                <text:p>0.7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783">
                <text:p>0.7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774">
                <text:p>0.77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774">
                <text:p>0.774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1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2" chart:maximum="1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title svg:x="5.627cm" svg:y="0.316cm" chart:style-name="ch2">
          <text:p>Accuracy(Alpha factor)</text:p>
        </chart:title>
        <chart:plot-area chart:style-name="ch3" table:cell-range-address="Arkusz2.B35:Arkusz2.C44" chart:data-source-has-labels="row" svg:x="1.33cm" svg:y="1.275cm" svg:width="14.349cm" svg:height="6.57cm">
          <chart:coordinate-region svg:x="2.428cm" svg:y="1.474cm" svg:width="13.064cm" svg:height="5.724cm"/>
          <chart:axis chart:dimension="x" chart:name="primary-x" chart:style-name="ch4">
            <chart:title svg:x="7.587cm" svg:y="8.025cm" chart:style-name="ch5">
              <text:p>Alpha factor</text:p>
            </chart:title>
          </chart:axis>
          <chart:axis chart:dimension="y" chart:name="primary-y" chart:style-name="ch6">
            <chart:title svg:x="0.451cm" svg:y="5.279cm" chart:style-name="ch7">
              <text:p>Accuracy</text:p>
            </chart:title>
            <chart:grid chart:style-name="ch8" chart:class="major"/>
          </chart:axis>
          <chart:series chart:style-name="ch9" chart:values-cell-range-address="Arkusz2.C36:Arkusz2.C44" chart:label-cell-address="Arkusz2.C35:Arkusz2.C35" chart:class="chart:scatter">
            <chart:domain table:cell-range-address="Arkusz2.B36:Arkusz2.B44"/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  <table:table-cell office:value-type="string">
                <text:p/>
                <draw:g>
                  <svg:desc>Arkusz2.C35:Arkusz2.C3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Arkusz2.B36:Arkusz2.B44</svg:desc>
                </draw:g>
              </table:table-cell>
              <table:table-cell office:value-type="float" office:value="0.764">
                <text:p>0.764</text:p>
                <draw:g>
                  <svg:desc>Arkusz2.C36:Arkusz2.C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.764">
                <text:p>0.7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764">
                <text:p>0.7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0.774">
                <text:p>0.7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0.764">
                <text:p>0.7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0.783">
                <text:p>0.7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0.783">
                <text:p>0.7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0.783">
                <text:p>0.78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10" chart:maximum="3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6.169cm" svg:y="0.316cm" chart:style-name="ch2">
          <text:p>Accuracy(cycles)</text:p>
        </chart:title>
        <chart:plot-area chart:style-name="ch3" table:cell-range-address="Arkusz2.B47:Arkusz2.C58" chart:data-source-has-labels="row" svg:x="1.33cm" svg:y="1.275cm" svg:width="14.349cm" svg:height="6.569cm">
          <chart:coordinate-region svg:x="2.428cm" svg:y="1.474cm" svg:width="13.064cm" svg:height="5.723cm"/>
          <chart:axis chart:dimension="x" chart:name="primary-x" chart:style-name="ch4">
            <chart:title svg:x="7.957cm" svg:y="8.024cm" chart:style-name="ch5">
              <text:p>Cycles</text:p>
            </chart:title>
          </chart:axis>
          <chart:axis chart:dimension="y" chart:name="primary-y" chart:style-name="ch6">
            <chart:title svg:x="0.451cm" svg:y="5.278cm" chart:style-name="ch7">
              <text:p>Accuracy</text:p>
            </chart:title>
            <chart:grid chart:style-name="ch8" chart:class="major"/>
          </chart:axis>
          <chart:series chart:style-name="ch9" chart:values-cell-range-address="Arkusz2.C48:Arkusz2.C58" chart:label-cell-address="Arkusz2.C47:Arkusz2.C47" chart:class="chart:scatter">
            <chart:domain table:cell-range-address="Arkusz2.B48:Arkusz2.B58"/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  <table:table-cell office:value-type="string">
                <text:p/>
                <draw:g>
                  <svg:desc>Arkusz2.C47:Arkusz2.C4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Arkusz2.B48:Arkusz2.B58</svg:desc>
                </draw:g>
              </table:table-cell>
              <table:table-cell office:value-type="float" office:value="0.774">
                <text:p>0.774</text:p>
                <draw:g>
                  <svg:desc>Arkusz2.C48:Arkusz2.C5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0.783">
                <text:p>0.7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">
                <text:p>14</text:p>
              </table:table-cell>
              <table:table-cell office:value-type="float" office:value="0.783">
                <text:p>0.7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">
                <text:p>18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">
                <text:p>22</text:p>
              </table:table-cell>
              <table:table-cell office:value-type="float" office:value="0.774">
                <text:p>0.7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">
                <text:p>24</text:p>
              </table:table-cell>
              <table:table-cell office:value-type="float" office:value="0.764">
                <text:p>0.7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">
                <text:p>26</text:p>
              </table:table-cell>
              <table:table-cell office:value-type="float" office:value="0.764">
                <text:p>0.7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8">
                <text:p>28</text:p>
              </table:table-cell>
              <table:table-cell office:value-type="float" office:value="0.764">
                <text:p>0.7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">
                <text:p>30</text:p>
              </table:table-cell>
              <table:table-cell office:value-type="float" office:value="0.764">
                <text:p>0.76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1" chart:maximum="15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6.699cm" svg:y="0.316cm" chart:style-name="ch2">
          <text:p>Accuracy(k)</text:p>
        </chart:title>
        <chart:plot-area chart:style-name="ch3" table:cell-range-address="Arkusz2.B62:Arkusz2.C76 Arkusz2.C61:Arkusz2.C61" chart:data-source-has-labels="row" svg:x="1.33cm" svg:y="1.275cm" svg:width="14.349cm" svg:height="6.569cm">
          <chart:coordinate-region svg:x="2.242cm" svg:y="1.475cm" svg:width="13.25cm" svg:height="5.722cm"/>
          <chart:axis chart:dimension="x" chart:name="primary-x" chart:style-name="ch4">
            <chart:title svg:x="8.367cm" svg:y="8.024cm" chart:style-name="ch5">
              <text:p>k</text:p>
            </chart:title>
          </chart:axis>
          <chart:axis chart:dimension="y" chart:name="primary-y" chart:style-name="ch6">
            <chart:title svg:x="0.451cm" svg:y="5.278cm" chart:style-name="ch7">
              <text:p>Accuracy</text:p>
            </chart:title>
            <chart:grid chart:style-name="ch8" chart:class="major"/>
          </chart:axis>
          <chart:series chart:style-name="ch9" chart:values-cell-range-address="Arkusz2.C62:Arkusz2.C76" chart:label-cell-address="Arkusz2.C61:Arkusz2.C61" chart:class="chart:scatter">
            <chart:domain table:cell-range-address="Arkusz2.B62:Arkusz2.B76"/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  <table:table-cell office:value-type="string">
                <text:p/>
                <draw:g>
                  <svg:desc>Arkusz2.C61:Arkusz2.C6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Arkusz2.B62:Arkusz2.B76</svg:desc>
                </draw:g>
              </table:table-cell>
              <table:table-cell office:value-type="float" office:value="0.764">
                <text:p>0.764</text:p>
                <draw:g>
                  <svg:desc>Arkusz2.C62:Arkusz2.C7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764">
                <text:p>0.7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821">
                <text:p>0.8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821">
                <text:p>0.8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849">
                <text:p>0.8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868">
                <text:p>0.8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858">
                <text:p>0.8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887">
                <text:p>0.8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868">
                <text:p>0.8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877">
                <text:p>0.8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877">
                <text:p>0.8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858">
                <text:p>0.85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1" chart:maximum="1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title svg:x="6.024cm" svg:y="0.316cm" chart:style-name="ch2">
          <text:p>Accuracy(DE step)</text:p>
        </chart:title>
        <chart:plot-area chart:style-name="ch3" table:cell-range-address="Arkusz2.M6:Arkusz2.N15" svg:x="1.33cm" svg:y="1.275cm" svg:width="14.349cm" svg:height="6.57cm">
          <chart:coordinate-region svg:x="2.242cm" svg:y="1.474cm" svg:width="13.251cm" svg:height="5.724cm"/>
          <chart:axis chart:dimension="x" chart:name="primary-x" chart:style-name="ch4">
            <chart:title svg:x="7.878cm" svg:y="8.025cm" chart:style-name="ch5">
              <text:p>DE step</text:p>
            </chart:title>
          </chart:axis>
          <chart:axis chart:dimension="y" chart:name="primary-y" chart:style-name="ch6">
            <chart:title svg:x="0.451cm" svg:y="5.279cm" chart:style-name="ch7">
              <text:p>Accuracy</text:p>
            </chart:title>
            <chart:grid chart:style-name="ch8" chart:class="major"/>
          </chart:axis>
          <chart:series chart:style-name="ch9" chart:values-cell-range-address="Arkusz2.N6:Arkusz2.N15" chart:class="chart:scatter">
            <chart:domain table:cell-range-address="Arkusz2.M6:Arkusz2.M15"/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M</text:p>
              </table:table-cell>
              <table:table-cell office:value-type="string">
                <text:p>Kolumna N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">
                <text:p>1</text:p>
                <draw:g>
                  <svg:desc>Arkusz2.M6:Arkusz2.M15</svg:desc>
                </draw:g>
              </table:table-cell>
              <table:table-cell office:value-type="float" office:value="0.877">
                <text:p>0.877</text:p>
                <draw:g>
                  <svg:desc>Arkusz2.N6:Arkusz2.N15</svg:desc>
                </draw:g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0.887">
                <text:p>0.887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0.877">
                <text:p>0.877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0.868">
                <text:p>0.868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0.915">
                <text:p>0.915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/>
              <table:table-cell office:value-type="float" office:value="7">
                <text:p>7</text:p>
              </table:table-cell>
              <table:table-cell office:value-type="float" office:value="0.887">
                <text:p>0.887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/>
              <table:table-cell office:value-type="float" office:value="9">
                <text:p>9</text:p>
              </table:table-cell>
              <table:table-cell office:value-type="float" office:value="0.877">
                <text:p>0.877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0.858">
                <text:p>0.85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1" chart:maximum="8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title svg:x="6.09cm" svg:y="0.316cm" chart:style-name="ch2">
          <text:p>Accuracy(DE dim)</text:p>
        </chart:title>
        <chart:plot-area chart:style-name="ch3" table:cell-range-address="Arkusz2.M19:Arkusz2.N26" svg:x="1.33cm" svg:y="1.275cm" svg:width="14.349cm" svg:height="6.57cm">
          <chart:coordinate-region svg:x="2.057cm" svg:y="1.474cm" svg:width="13.528cm" svg:height="5.724cm"/>
          <chart:axis chart:dimension="x" chart:name="primary-x" chart:style-name="ch4">
            <chart:title svg:x="7.918cm" svg:y="8.025cm" chart:style-name="ch5">
              <text:p>DE dim</text:p>
            </chart:title>
          </chart:axis>
          <chart:axis chart:dimension="y" chart:name="primary-y" chart:style-name="ch6">
            <chart:title svg:x="0.451cm" svg:y="5.279cm" chart:style-name="ch7">
              <text:p>Accuracy</text:p>
            </chart:title>
            <chart:grid chart:style-name="ch8" chart:class="major"/>
          </chart:axis>
          <chart:series chart:style-name="ch9" chart:values-cell-range-address="Arkusz2.N19:Arkusz2.N26" chart:class="chart:scatter">
            <chart:domain table:cell-range-address="Arkusz2.M19:Arkusz2.M26"/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M</text:p>
              </table:table-cell>
              <table:table-cell office:value-type="string">
                <text:p>Kolumna N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">
                <text:p>1</text:p>
                <draw:g>
                  <svg:desc>Arkusz2.M19:Arkusz2.M26</svg:desc>
                </draw:g>
              </table:table-cell>
              <table:table-cell office:value-type="float" office:value="0.868">
                <text:p>0.868</text:p>
                <draw:g>
                  <svg:desc>Arkusz2.N19:Arkusz2.N26</svg:desc>
                </draw:g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0.915">
                <text:p>0.915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0.783">
                <text:p>0.783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0.726">
                <text:p>0.726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/>
              <table:table-cell office:value-type="float" office:value="7">
                <text:p>7</text:p>
              </table:table-cell>
              <table:table-cell office:value-type="float" office:value="0.594">
                <text:p>0.594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0.462">
                <text:p>0.46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1" chart:maximum="1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6.103cm" svg:y="0.316cm" chart:style-name="ch2">
          <text:p>Accuracy(DE slid)</text:p>
        </chart:title>
        <chart:plot-area chart:style-name="ch3" table:cell-range-address="Arkusz2.M29:Arkusz2.N38" svg:x="1.33cm" svg:y="1.275cm" svg:width="14.349cm" svg:height="6.569cm">
          <chart:coordinate-region svg:x="2.057cm" svg:y="1.474cm" svg:width="13.436cm" svg:height="5.723cm"/>
          <chart:axis chart:dimension="x" chart:name="primary-x" chart:style-name="ch4">
            <chart:title svg:x="7.931cm" svg:y="8.024cm" chart:style-name="ch5">
              <text:p>DE slid</text:p>
            </chart:title>
          </chart:axis>
          <chart:axis chart:dimension="y" chart:name="primary-y" chart:style-name="ch6">
            <chart:title svg:x="0.451cm" svg:y="5.278cm" chart:style-name="ch7">
              <text:p>Accuracy</text:p>
            </chart:title>
            <chart:grid chart:style-name="ch8" chart:class="major"/>
          </chart:axis>
          <chart:series chart:style-name="ch9" chart:values-cell-range-address="Arkusz2.N29:Arkusz2.N38" chart:class="chart:scatter">
            <chart:domain table:cell-range-address="Arkusz2.M29:Arkusz2.M38"/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M</text:p>
              </table:table-cell>
              <table:table-cell office:value-type="string">
                <text:p>Kolumna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Arkusz2.M29:Arkusz2.M38</svg:desc>
                </draw:g>
              </table:table-cell>
              <table:table-cell office:value-type="float" office:value="0.887">
                <text:p>0.887</text:p>
                <draw:g>
                  <svg:desc>Arkusz2.N29:Arkusz2.N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915">
                <text:p>0.9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868">
                <text:p>0.8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821">
                <text:p>0.8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783">
                <text:p>0.7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736">
                <text:p>0.7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736">
                <text:p>0.7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745">
                <text:p>0.74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7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8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1" chart:maximum="1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9cm" svg:height="9.006cm" xlink:href=".." xlink:type="simple" chart:class="chart:scatter" chart:style-name="ch1">
        <chart:title svg:x="6.368cm" svg:y="0.316cm" chart:style-name="ch2">
          <text:p>Accuracy(Beta)</text:p>
        </chart:title>
        <chart:plot-area chart:style-name="ch3" table:cell-range-address="Arkusz2.M54:Arkusz2.N63" svg:x="1.33cm" svg:y="1.275cm" svg:width="14.35cm" svg:height="6.57cm">
          <chart:coordinate-region svg:x="2.242cm" svg:y="1.474cm" svg:width="13.252cm" svg:height="5.724cm"/>
          <chart:axis chart:dimension="x" chart:name="primary-x" chart:style-name="ch4">
            <chart:title svg:x="8.117cm" svg:y="8.025cm" chart:style-name="ch5">
              <text:p>Beta</text:p>
            </chart:title>
          </chart:axis>
          <chart:axis chart:dimension="y" chart:name="primary-y" chart:style-name="ch6">
            <chart:title svg:x="0.451cm" svg:y="5.279cm" chart:style-name="ch7">
              <text:p>Accuracy</text:p>
            </chart:title>
            <chart:grid chart:style-name="ch8" chart:class="major"/>
          </chart:axis>
          <chart:series chart:style-name="ch9" chart:values-cell-range-address="Arkusz2.N54:Arkusz2.N63" chart:class="chart:scatter">
            <chart:domain table:cell-range-address="Arkusz2.M54:Arkusz2.M63"/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M</text:p>
              </table:table-cell>
              <table:table-cell office:value-type="string">
                <text:p>Kolumna N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">
                <text:p>1</text:p>
                <draw:g>
                  <svg:desc>Arkusz2.M54:Arkusz2.M63</svg:desc>
                </draw:g>
              </table:table-cell>
              <table:table-cell office:value-type="float" office:value="0.906">
                <text:p>0.906</text:p>
                <draw:g>
                  <svg:desc>Arkusz2.N54:Arkusz2.N63</svg:desc>
                </draw:g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0.925">
                <text:p>0.925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0.915">
                <text:p>0.915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0.915">
                <text:p>0.915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0.915">
                <text:p>0.915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0.915">
                <text:p>0.915</text:p>
              </table:table-cell>
            </table:table-row>
            <table:table-row>
              <table:table-cell office:value-type="string"/>
              <table:table-cell office:value-type="float" office:value="7">
                <text:p>7</text:p>
              </table:table-cell>
              <table:table-cell office:value-type="float" office:value="0.906">
                <text:p>0.906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0.887">
                <text:p>0.887</text:p>
              </table:table-cell>
            </table:table-row>
            <table:table-row>
              <table:table-cell office:value-type="string"/>
              <table:table-cell office:value-type="float" office:value="9">
                <text:p>9</text:p>
              </table:table-cell>
              <table:table-cell office:value-type="float" office:value="0.877">
                <text:p>0.877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0.877">
                <text:p>0.87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8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9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1" chart:maximum="1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9cm" svg:height="9.006cm" xlink:href=".." xlink:type="simple" chart:class="chart:scatter" chart:style-name="ch1">
        <chart:title svg:x="6.262cm" svg:y="0.316cm" chart:style-name="ch2">
          <text:p>Accuracy(Alpha)</text:p>
        </chart:title>
        <chart:plot-area chart:style-name="ch3" table:cell-range-address="Arkusz2.M42:Arkusz2.N51" svg:x="1.33cm" svg:y="1.275cm" svg:width="14.35cm" svg:height="6.57cm">
          <chart:coordinate-region svg:x="2.428cm" svg:y="1.474cm" svg:width="13.066cm" svg:height="5.724cm"/>
          <chart:axis chart:dimension="x" chart:name="primary-x" chart:style-name="ch4">
            <chart:title svg:x="8.024cm" svg:y="8.025cm" chart:style-name="ch5">
              <text:p>Alpha</text:p>
            </chart:title>
          </chart:axis>
          <chart:axis chart:dimension="y" chart:name="primary-y" chart:style-name="ch6">
            <chart:title svg:x="0.451cm" svg:y="5.279cm" chart:style-name="ch7">
              <text:p>Accuracy</text:p>
            </chart:title>
            <chart:grid chart:style-name="ch8" chart:class="major"/>
          </chart:axis>
          <chart:series chart:style-name="ch9" chart:values-cell-range-address="Arkusz2.N42:Arkusz2.N51" chart:class="chart:scatter">
            <chart:domain table:cell-range-address="Arkusz2.M42:Arkusz2.M51"/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M</text:p>
              </table:table-cell>
              <table:table-cell office:value-type="string">
                <text:p>Kolumna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Arkusz2.M42:Arkusz2.M51</svg:desc>
                </draw:g>
              </table:table-cell>
              <table:table-cell office:value-type="float" office:value="0.906">
                <text:p>0.906</text:p>
                <draw:g>
                  <svg:desc>Arkusz2.N42:Arkusz2.N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915">
                <text:p>0.9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906">
                <text:p>0.9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887">
                <text:p>0.887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9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